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40000012B13F484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792cm" table:align="left" style:writing-mode="lr-tb"/>
    </style:style>
    <style:style style:name="Tableau1.A" style:family="table-column">
      <style:table-column-properties style:column-width="4.232cm"/>
    </style:style>
    <style:style style:name="Tableau1.B" style:family="table-column">
      <style:table-column-properties style:column-width="6.451cm"/>
    </style:style>
    <style:style style:name="Tableau1.C" style:family="table-column">
      <style:table-column-properties style:column-width="7.11cm"/>
    </style:style>
    <style:style style:name="Tableau1.1" style:family="table-row">
      <style:table-row-properties style:min-row-height="0.503cm" fo:keep-together="auto"/>
    </style:style>
    <style:style style:name="Tableau1.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75pt solid #000000" style:writing-mode="lr-tb"/>
    </style:style>
    <style:style style:name="Tableau1.A2" style:family="table-cell">
      <style:table-cell-properties style:vertical-align="middle" style:border-line-width-left="0.018cm 0.018cm 0.018cm" fo:padding-left="0.191cm" fo:padding-right="0.191cm" fo:padding-top="0cm" fo:padding-bottom="0cm" fo:border-left="1.5pt double #000000" fo:border-right="none" fo:border-top="0.75pt solid #000000" fo:border-bottom="0.75pt solid #000000" style:writing-mode="lr-tb"/>
    </style:style>
    <style:style style:name="Tableau1.B2" style:family="table-cell">
      <style:table-cell-properties style:vertical-align="middle" style:border-line-width-right="0.018cm 0.018cm 0.018cm" fo:padding-left="0.191cm" fo:padding-right="0.191cm" fo:padding-top="0cm" fo:padding-bottom="0cm" fo:border-left="0.75pt solid #000000" fo:border-right="1.5pt double #000000" fo:border-top="0.75pt solid #000000" fo:border-bottom="0.75pt solid #000000" style:writing-mode="lr-tb"/>
    </style:style>
    <style:style style:name="Tableau1.B3"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Tableau1.A6" style:family="table-cell">
      <style:table-cell-properties style:vertical-align="middle" style:border-line-width-left="0.018cm 0.018cm 0.018cm" style:border-line-width-bottom="0.018cm 0.018cm 0.018cm" fo:padding-left="0.191cm" fo:padding-right="0.191cm" fo:padding-top="0cm" fo:padding-bottom="0cm" fo:border-left="1.5pt double #000000" fo:border-right="none" fo:border-top="0.75pt solid #000000" fo:border-bottom="1.5pt double #000000" style:writing-mode="lr-tb"/>
    </style:style>
    <style:style style:name="Tableau1.B6" style:family="table-cell">
      <style:table-cell-properties style:vertical-align="middle" style:border-line-width-right="0.018cm 0.018cm 0.018cm" style:border-line-width-bottom="0.018cm 0.018cm 0.018cm" fo:padding-left="0.191cm" fo:padding-right="0.191cm" fo:padding-top="0cm" fo:padding-bottom="0cm" fo:border-left="0.75pt solid #000000" fo:border-right="1.5pt double #000000" fo:border-top="0.75pt solid #000000" fo:border-bottom="1.5pt double #000000" style:writing-mode="lr-tb"/>
    </style:style>
    <style:style style:name="P1" style:family="paragraph" style:parent-style-name="Standard">
      <style:paragraph-properties fo:text-align="center" style:justify-single-word="false"/>
      <style:text-properties style:font-name="Arial" fo:font-size="11pt" fo:language="fr" fo:country="FR" fo:font-weight="bold" style:font-size-asian="11pt" style:font-weight-asian="bold" style:font-name-complex="Arial"/>
    </style:style>
    <style:style style:name="P2" style:family="paragraph" style:parent-style-name="Standard">
      <style:paragraph-properties fo:text-align="end" style:justify-single-word="false"/>
      <style:text-properties style:font-name="Arial" fo:font-size="9pt" fo:font-weight="bold" style:font-size-asian="9pt" style:font-weight-asian="bold" style:font-name-complex="Arial"/>
    </style:style>
    <style:style style:name="P3" style:family="paragraph" style:parent-style-name="Standard">
      <style:paragraph-properties fo:text-align="end" style:justify-single-word="false"/>
      <style:text-properties style:font-name="Arial" fo:font-size="9pt" fo:language="fr" fo:country="FR" fo:font-weight="bold" style:font-size-asian="9pt" style:font-weight-asian="bold" style:font-name-complex="Arial"/>
    </style:style>
    <style:style style:name="P4" style:family="paragraph" style:parent-style-name="Standard">
      <style:paragraph-properties fo:text-align="end" style:justify-single-word="false" style:snap-to-layout-grid="false"/>
      <style:text-properties style:font-name="Arial" fo:font-size="9pt" fo:language="fr" fo:country="FR" fo:font-weight="bold" style:font-size-asian="9pt" style:font-weight-asian="bold" style:font-name-complex="Arial"/>
    </style:style>
    <style:style style:name="P5" style:family="paragraph" style:parent-style-name="Standard">
      <style:paragraph-properties fo:text-align="end" style:justify-single-word="false" style:snap-to-layout-grid="false"/>
      <style:text-properties style:font-name="Arial" fo:font-size="9pt" fo:language="fr" fo:country="FR" style:font-size-asian="9pt" style:font-name-complex="Arial"/>
    </style:style>
    <style:style style:name="P6" style:family="paragraph" style:parent-style-name="Standard">
      <style:paragraph-properties fo:text-align="justify" style:justify-single-word="false" style:snap-to-layout-grid="false"/>
      <style:text-properties style:font-name="Arial" fo:font-size="9pt" fo:language="fr" fo:country="FR" style:font-size-asian="9pt" style:font-name-complex="Arial"/>
    </style:style>
    <style:style style:name="P7" style:family="paragraph" style:parent-style-name="Standard">
      <style:paragraph-properties style:snap-to-layout-grid="false"/>
      <style:text-properties style:font-name="Arial" fo:font-size="9pt" fo:language="fr" fo:country="FR" officeooo:rsid="0003410d" officeooo:paragraph-rsid="0003410d" style:font-size-asian="9pt" style:font-name-complex="Arial"/>
    </style:style>
    <style:style style:name="P8" style:family="paragraph" style:parent-style-name="Standard">
      <style:text-properties style:font-name="Arial" fo:font-size="9pt" fo:language="fr" fo:country="FR" officeooo:rsid="0003410d" officeooo:paragraph-rsid="0003410d" style:font-size-asian="9pt" style:font-name-complex="Arial"/>
    </style:style>
    <style:style style:name="P9" style:family="paragraph" style:parent-style-name="Standard">
      <style:paragraph-properties fo:text-align="justify" style:justify-single-word="false" style:snap-to-layout-grid="false"/>
      <style:text-properties style:font-name="Arial" fo:font-size="9pt" fo:language="fr" fo:country="FR" officeooo:rsid="0003410d" officeooo:paragraph-rsid="0003410d" style:font-size-asian="9pt" style:font-name-complex="Arial"/>
    </style:style>
    <style:style style:name="P10" style:family="paragraph" style:parent-style-name="Standard">
      <style:paragraph-properties style:snap-to-layout-grid="false"/>
      <style:text-properties style:font-name="Arial" fo:font-size="9pt" officeooo:rsid="0003410d" officeooo:paragraph-rsid="0003410d" style:font-size-asian="9pt" style:font-name-complex="Arial"/>
    </style:style>
    <style:style style:name="P11" style:family="paragraph" style:parent-style-name="Standard">
      <style:paragraph-properties fo:text-align="justify" style:justify-single-word="false" style:snap-to-layout-grid="false"/>
      <style:text-properties style:font-name="Arial" fo:font-size="9pt" officeooo:rsid="0003410d" officeooo:paragraph-rsid="0003410d" style:font-size-asian="9pt" style:font-name-complex="Arial"/>
    </style:style>
    <style:style style:name="P12" style:family="paragraph" style:parent-style-name="Standard">
      <style:text-properties fo:language="fr" fo:country="FR"/>
    </style:style>
    <style:style style:name="P13" style:family="paragraph" style:parent-style-name="Standard">
      <style:paragraph-properties fo:margin-top="0.494cm" fo:margin-bottom="0.042cm" style:contextual-spacing="false" style:line-height-at-least="0.635cm"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14" style:family="paragraph" style:parent-style-name="Standard" style:master-page-name="Standard">
      <style:paragraph-properties fo:margin-top="0.494cm" fo:margin-bottom="0.042cm" style:contextual-spacing="false" style:line-height-at-least="0.566cm" style:page-number="auto"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15" style:family="paragraph" style:parent-style-name="Standard" style:list-style-name="WW8Num1">
      <style:paragraph-properties fo:margin-left="0.677cm" fo:margin-right="0cm" fo:margin-top="0.494cm" fo:margin-bottom="0.042cm" style:contextual-spacing="false" style:line-height-at-least="0.566cm" fo:text-indent="-0.635cm" style:auto-text-indent="false"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16" style:family="paragraph" style:parent-style-name="Standard" style:list-style-name="WW8Num1">
      <style:paragraph-properties fo:margin-left="0.677cm" fo:margin-right="0cm" fo:margin-top="0.494cm" fo:margin-bottom="0.494cm" style:contextual-spacing="false" style:line-height-at-least="0.566cm" fo:text-indent="-0.635cm" style:auto-text-indent="false" fo:background-color="#ffffff">
        <style:background-image/>
      </style:paragraph-properties>
    </style:style>
    <style:style style:name="P17" style:family="paragraph" style:parent-style-name="Standard" style:list-style-name="WW8Num1">
      <style:paragraph-properties fo:margin-left="0.677cm" fo:margin-right="0cm" fo:margin-top="0.494cm" fo:margin-bottom="0.494cm" style:contextual-spacing="false" style:line-height-at-least="0.566cm" fo:text-indent="-0.635cm" style:auto-text-indent="false"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18" style:family="paragraph" style:parent-style-name="Standard" style:list-style-name="WW8Num1">
      <style:paragraph-properties fo:margin-left="1.355cm" fo:margin-right="0cm" fo:margin-top="0.494cm" fo:margin-bottom="0.042cm" style:contextual-spacing="false" style:line-height-at-least="0.635cm" fo:text-indent="-0.635cm" style:auto-text-indent="false"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19" style:family="paragraph" style:parent-style-name="Standard" style:list-style-name="WW8Num1">
      <style:paragraph-properties fo:margin-left="1.355cm" fo:margin-right="0cm" fo:margin-top="0cm" fo:margin-bottom="0.282cm" style:contextual-spacing="false" style:line-height-at-least="0.635cm" fo:text-indent="-0.635cm" style:auto-text-indent="false"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20" style:family="paragraph" style:parent-style-name="Standard" style:list-style-name="WW8Num1">
      <style:paragraph-properties fo:margin-left="2.032cm" fo:margin-right="0cm" fo:margin-top="0.494cm" fo:margin-bottom="0.042cm" style:contextual-spacing="false" style:line-height-at-least="0.635cm" fo:text-indent="-0.635cm" style:auto-text-indent="false"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21" style:family="paragraph" style:parent-style-name="Standard" style:list-style-name="WW8Num1">
      <style:paragraph-properties fo:margin-left="2.032cm" fo:margin-right="0cm" fo:margin-top="0cm" fo:margin-bottom="0.282cm" style:contextual-spacing="false" style:line-height-at-least="0.635cm" fo:text-indent="-0.635cm" style:auto-text-indent="false"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22" style:family="paragraph" style:parent-style-name="Standard" style:list-style-name="WW8Num1">
      <style:paragraph-properties fo:margin-left="2.032cm" fo:margin-right="0cm" fo:margin-top="0cm" fo:margin-bottom="0.494cm" style:contextual-spacing="false" style:line-height-at-least="0.635cm" fo:text-indent="-0.635cm" style:auto-text-indent="false"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23" style:family="paragraph" style:parent-style-name="Standard">
      <style:paragraph-properties fo:margin-left="2.032cm" fo:margin-right="0cm" fo:margin-top="0.494cm" fo:margin-bottom="0.042cm" style:contextual-spacing="false" style:line-height-at-least="0.635cm" fo:text-indent="0cm" style:auto-text-indent="false" fo:background-color="#ffffff">
        <style:background-image/>
      </style:paragraph-properties>
    </style:style>
    <style:style style:name="P24" style:family="paragraph" style:parent-style-name="Standard">
      <style:paragraph-properties fo:margin-left="2.032cm" fo:margin-right="0cm" fo:margin-top="0.494cm" fo:margin-bottom="0.042cm" style:contextual-spacing="false" style:line-height-at-least="0.635cm" fo:text-indent="0cm" style:auto-text-indent="false"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25" style:family="paragraph" style:parent-style-name="Standard">
      <style:paragraph-properties fo:margin-left="0.677cm" fo:margin-right="0cm" fo:margin-top="0.494cm" fo:margin-bottom="0.042cm" style:contextual-spacing="false" style:line-height-at-least="0.566cm" fo:text-indent="0cm" style:auto-text-indent="false" fo:background-color="#ffffff">
        <style:background-image/>
      </style:paragraph-properties>
    </style:style>
    <style:style style:name="P26" style:family="paragraph" style:parent-style-name="Standard">
      <style:paragraph-properties fo:margin-left="0.677cm" fo:margin-right="0cm" fo:margin-top="0.494cm" fo:margin-bottom="0.042cm" style:contextual-spacing="false" style:line-height-at-least="0.566cm" fo:text-indent="0cm" style:auto-text-indent="false" fo:background-color="#ffffff">
        <style:background-image/>
      </style:paragraph-properties>
      <style:text-properties fo:color="#000000" style:font-name="Arial" fo:font-size="11pt" fo:language="fr" fo:country="FR" style:font-name-asian="Arial" style:font-size-asian="11pt" style:language-asian="fr" style:country-asian="FR" style:font-name-complex="Arial" style:font-size-complex="11pt" style:language-complex="ar" style:country-complex="SA"/>
    </style:style>
    <style:style style:name="P27" style:family="paragraph" style:parent-style-name="Standard" style:list-style-name="WW8Num1">
      <style:paragraph-properties fo:margin-left="0cm" fo:margin-right="0cm" fo:margin-top="0cm" fo:margin-bottom="0.282cm" style:contextual-spacing="false" style:line-height-at-least="0.635cm" fo:text-indent="0cm" style:auto-text-indent="false" fo:background-color="#ffffff">
        <style:background-image/>
      </style:paragraph-properties>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P28" style:family="paragraph" style:parent-style-name="Standard" style:list-style-name="WW8Num1">
      <style:paragraph-properties fo:margin-left="0cm" fo:margin-right="0cm" fo:margin-top="0cm" fo:margin-bottom="0.282cm" style:contextual-spacing="false" style:line-height-at-least="0.635cm" fo:text-indent="0cm" style:auto-text-indent="false" fo:background-color="#ffffff">
        <style:background-image/>
      </style:paragraph-properties>
      <style:text-properties fo:color="#000000" style:font-name="Arial" fo:font-size="11pt" fo:language="fr" fo:country="FR" officeooo:rsid="0003410d" officeooo:paragraph-rsid="0003410d" style:font-name-asian="Times New Roman" style:font-size-asian="11pt" style:language-asian="fr" style:country-asian="FR" style:font-name-complex="Arial" style:font-size-complex="11pt" style:language-complex="ar" style:country-complex="SA"/>
    </style:style>
    <style:style style:name="P29" style:family="paragraph" style:parent-style-name="Header">
      <style:text-properties fo:language="fr" fo:country="FR" style:language-asian="fr" style:country-asian="FR"/>
    </style:style>
    <style:style style:name="T1" style:family="text">
      <style:text-properties style:font-name="Arial" fo:font-size="9pt" fo:language="fr" fo:country="FR" style:font-size-asian="9pt" style:font-name-complex="Arial"/>
    </style:style>
    <style:style style:name="T2" style:family="text">
      <style:text-properties style:font-name-asian="Times New Roman"/>
    </style:style>
    <style:style style:name="T3" style:family="text">
      <style:text-properties fo:color="#000000" style:font-name="Arial" fo:font-size="11pt" fo:language="fr" fo:country="FR" style:font-name-asian="Times New Roman" style:font-size-asian="11pt" style:language-asian="fr" style:country-asian="FR" style:font-name-complex="Arial" style:font-size-complex="11pt" style:language-complex="ar" style:country-complex="SA"/>
    </style:style>
    <style:style style:name="T4" style:family="text">
      <style:text-properties fo:color="#000000" style:font-name="Arial" fo:font-size="11pt" fo:language="fr" fo:country="FR" fo:font-style="italic" style:text-underline-style="solid" style:text-underline-width="auto" style:text-underline-color="font-color" style:font-name-asian="Times New Roman" style:font-size-asian="11pt" style:language-asian="fr" style:country-asian="FR" style:font-style-asian="italic" style:font-name-complex="Arial" style:font-size-complex="11pt" style:language-complex="ar" style:country-complex="SA"/>
    </style:style>
    <style:style style:name="T5" style:family="text">
      <style:text-properties fo:color="#000000" style:font-name="Arial" fo:font-size="11pt" fo:language="fr" fo:country="FR" fo:font-style="italic" style:font-name-asian="Times New Roman" style:font-size-asian="11pt" style:language-asian="fr" style:country-asian="FR" style:font-style-asian="italic" style:font-name-complex="Arial" style:font-size-complex="11pt" style:language-complex="ar" style:country-complex="SA"/>
    </style:style>
    <style:style style:name="fr1" style:family="graphic" style:parent-style-name="Frame">
      <style:graphic-properties fo:margin-left="0.249cm" fo:margin-right="0.249cm" style:wrap="parallel"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Cadre1" text:anchor-type="paragraph" svg:x="1.482cm" svg:y="4.757cm" svg:width="17.792cm" draw:z-index="0"><draw:text-box fo:min-height="0.058cm"><table:table table:name="Tableau1" table:style-name="Tableau1"><table:table-column table:style-name="Tableau1.A"/><table:table-column table:style-name="Tableau1.B"/><table:table-column table:style-name="Tableau1.C"/><table:table-row table:style-name="Tableau1.1"><table:table-cell table:style-name="Tableau1.A1" table:number-columns-spanned="3" office:value-type="string"><text:p text:style-name="P1">Cahier des charges fonctionnel</text:p></table:table-cell><table:covered-table-cell/><table:covered-table-cell/></table:table-row><table:table-row table:style-name="Tableau1.1"><table:table-cell table:style-name="Tableau1.A2" office:value-type="string"><text:p text:style-name="P3">Structure émettrice</text:p></table:table-cell><table:table-cell table:style-name="Tableau1.B2" table:number-columns-spanned="2" office:value-type="string"><text:p text:style-name="P7">IUT De Nantes</text:p></table:table-cell><table:covered-table-cell/></table:table-row><table:table-row table:style-name="Tableau1.1"><table:table-cell table:style-name="Tableau1.A2" office:value-type="string"><text:p text:style-name="P3">Emetteurs</text:p></table:table-cell><table:table-cell table:style-name="Tableau1.B3" office:value-type="string"><text:p text:style-name="P7">Valentin Bourreau</text:p></table:table-cell><table:table-cell table:style-name="Tableau1.B2" office:value-type="string"><text:p text:style-name="P8"><text:a xlink:type="simple" xlink:href="mailto:Thibault.osmont@etu.univ-nantes.fr">Thibault.osmont@etu.univ-nantes.fr</text:a></text:p></table:table-cell></table:table-row><table:table-row table:style-name="Tableau1.1"><table:table-cell table:style-name="Tableau1.A2" office:value-type="string"><text:p text:style-name="P5"/></table:table-cell><table:table-cell table:style-name="Tableau1.B3" office:value-type="string"><text:p text:style-name="P7">Thibault Osmont</text:p></table:table-cell><table:table-cell table:style-name="Tableau1.B2" office:value-type="string"><text:p text:style-name="P7"><text:a xlink:type="simple" xlink:href="mailto:Valentin.bourreau@etu.univ-nantes.fr">Valentin.bourreau@etu.univ-nantes.fr</text:a></text:p></table:table-cell></table:table-row><table:table-row table:style-name="Tableau1.1"><table:table-cell table:style-name="Tableau1.A2" office:value-type="string"><text:p text:style-name="P3">Destinataires</text:p></table:table-cell><table:table-cell table:style-name="Tableau1.B2" table:number-columns-spanned="2" office:value-type="string"><text:p text:style-name="P9">Audrey QUEDET</text:p></table:table-cell><table:covered-table-cell/></table:table-row><table:table-row table:style-name="Tableau1.1"><table:table-cell table:style-name="Tableau1.A6" office:value-type="string"><text:p text:style-name="P4"/></table:table-cell><table:table-cell table:style-name="Tableau1.B6" table:number-columns-spanned="2" office:value-type="string"><text:p text:style-name="P6"/></table:table-cell><table:covered-table-cell/></table:table-row></table:table></draw:text-box></draw:frame></text:p>
      <text:list xml:id="list2800949380042972009" text:style-name="WW8Num1">
        <text:list-header>
          <text:p text:style-name="P15"/>
          <text:p text:style-name="P15"/>
          <text:p text:style-name="P15"/>
        </text:list-header>
        <text:list-item>
          <text:p text:style-name="P15">1. Présentation générale du problème</text:p>
          <text:list>
            <text:list-item>
              <text:p text:style-name="P19">1.1 Projet</text:p>
              <text:list>
                <text:list-item>
                  <text:p text:style-name="P21">1.1.1 Finalités</text:p>
                  <text:p text:style-name="P28">Le but est de numériser la gestion de l'inventaire d'un magasin de téléphonie.</text:p>
                </text:list-item>
                <text:list-item>
                  <text:p text:style-name="P21">1.1.2 Espérance de retour sur investissement</text:p>
                </text:list-item>
              </text:list>
            </text:list-item>
            <text:list-item>
              <text:p text:style-name="P19">1.2 Contexte</text:p>
              <text:list>
                <text:list-item>
                  <text:p text:style-name="P21">1.2.1 Situation du projet par rapport aux autres projets de l’entreprise</text:p>
                </text:list-item>
                <text:list-item>
                  <text:p text:style-name="P21">1.2.2 Études déjà effectuées</text:p>
                </text:list-item>
                <text:list-item>
                  <text:p text:style-name="P21">1.2.3 Études menées sur des sujets voisins</text:p>
                </text:list-item>
                <text:list-item>
                  <text:p text:style-name="P21">1.2.4 Suites prévues</text:p>
                </text:list-item>
                <text:list-item>
                  <text:p text:style-name="P21">1.2.5 Nature des prestations demandées</text:p>
                  <text:p text:style-name="P27">Développement d'une application java graphique.</text:p>
                </text:list-item>
                <text:list-item>
                  <text:p text:style-name="P21">1.2.6 Parties concernées par le déroulement du projet et ses résultats (demandeurs, utilisateurs)</text:p>
                  <text:p text:style-name="P27">Les partis concernés sont les développeurs, Valentin Bourreau et Thibault Osmont, le demandeur, Audrey Quedet, et les utilisateur, les personnes chargées de la gestion de l'inventaire du magasin.</text:p>
                </text:list-item>
                <text:list-item>
                  <text:p text:style-name="P21">1.2.7 Caractère confidentiel s'il y a lieu</text:p>
                  <text:p text:style-name="P27"><text:soft-page-break/>La variété et la quantité des articles répertoriés dans l'inventaire du magasin sont potentiellement confidentiels. (?)</text:p>
                </text:list-item>
              </text:list>
            </text:list-item>
            <text:list-item>
              <text:p text:style-name="P19">1.3 Énoncé du besoin (finalités du produit pour le futur utilisateur tel que prévu par le demandeur)</text:p>
              <text:p text:style-name="P27">Il doit être possible de consulter et de mettre à jour l'inventaire des produits. <text:s/>L'utilisateur veut pouvoir trier les articles présents selon leur référence, leur intitulé, et/ou leur prix.</text:p>
            </text:list-item>
            <text:list-item>
              <text:p text:style-name="P19">1.4 Environnement du produit recherché</text:p>
              <text:list>
                <text:list-item>
                  <text:p text:style-name="P21">1.4.1 Listes exhaustives des éléments (personnes, équipements, matières…) et contraintes (environnement)</text:p>
                </text:list-item>
                <text:list-item>
                  <text:p text:style-name="P22">1.4.2 Caractéristiques pour chaque élément de l’environnement</text:p>
                </text:list-item>
              </text:list>
            </text:list-item>
          </text:list>
        </text:list-item>
      </text:list>
      <text:p text:style-name="P24"/>
      <text:list xml:id="list172501505427510" text:continue-numbering="true" text:style-name="WW8Num1">
        <text:list-item>
          <text:p text:style-name="P16"><text:span text:style-name="T3">2. Expression fonctionnelle du besoin<text:line-break/></text:span><text:span text:style-name="T4">Diagramme de cas d’utilisation</text:span><text:span text:style-name="T5">, à priori chaque cas d’utilisation correspond à une fonction. Le diagramme de cas d’utilisation inclus la description détaillée de chaque cas d’utilisation (cf. cours de COC).</text:span></text:p>
        </text:list-item>
      </text:list>
      <text:p text:style-name="P25"><text:span text:style-name="T5">Chaque fonction doit être classée selon différents critères :<text:line-break/>- coefficient de pondération (de 1 à 5) : selon la valeur, l’importance de la fonction<text:line-break/>- critère d’appréciation : comment sera apprécié le succès de la réalisation d’une fonction (« doit rendre le résultat correct en moins de x sec. »)<text:line-break/>- niveau d’un critère d’appréciation (« x de 1 à 3 sec. Acceptables »)<text:line-break/>- niveau de flexibilité (« 90% dans l’intervalle, 10% à 1 sec. au delà »)<text:line-break/>On peut regrouper les fonctions dans une table hiérarchisée selon ces critères puis détailler chacune des fonctions.</text:span></text:p>
      <text:list xml:id="list172503148303589" text:continue-numbering="true" text:style-name="WW8Num1">
        <text:list-item>
          <text:list>
            <text:list-item>
              <text:p text:style-name="P18">2.1 Fonctions de service et de contrainte</text:p>
              <text:list>
                <text:list-item>
                  <text:p text:style-name="P21">2.1.1 Fonctions de service principales (qui sont la raison d’être du produit)</text:p>
                </text:list-item>
                <text:list-item>
                  <text:p text:style-name="P21">2.1.2 Fonctions de service complémentaires (qui améliorent, facilitent ou complètent le service rendu)</text:p>
                </text:list-item>
                <text:list-item>
                  <text:p text:style-name="P21">2.1.3 Contraintes (limitations à la liberté du concepteur-réalisateur)</text:p>
                </text:list-item>
              </text:list>
            </text:list-item>
            <text:list-item>
              <text:p text:style-name="P19">2.2 Critères d’appréciation (en soulignant ceux qui sont déterminants pour l’évaluation des réponses)</text:p>
            </text:list-item>
            <text:list-item>
              <text:p text:style-name="P19"><text:soft-page-break/>2.3 Niveaux des critères d’appréciation et ce qui les caractérise</text:p>
              <text:list>
                <text:list-item>
                  <text:p text:style-name="P21">2.3.1 Niveaux dont l’obtention est imposée</text:p>
                </text:list-item>
                <text:list-item>
                  <text:p text:style-name="P22">2.3.2 Niveaux souhaités mais révisables</text:p>
                </text:list-item>
              </text:list>
            </text:list-item>
          </text:list>
        </text:list-item>
      </text:list>
      <text:p text:style-name="P26"><text:s/></text:p>
      <text:list xml:id="list172502261934088" text:continue-numbering="true" text:style-name="WW8Num1">
        <text:list-item>
          <text:p text:style-name="P17">3. Cadre de réponse</text:p>
        </text:list-item>
      </text:list>
      <text:p text:style-name="P25"><text:span text:style-name="T4">Diagramme de classes métiers</text:span><text:span text:style-name="T5"> : à base de classes métiers (des concepts indépendants de la programmation, avec des attributs mais sans méthodes, ainsi que des relations entre les concepts sur les agissements des classes métiers les unes sur les autres)</text:span></text:p>
      <text:p text:style-name="P25"><text:span text:style-name="T4">Synthèse des jalons</text:span><text:span text:style-name="T5"> : tables synthétiques des jalons du projet.</text:span></text:p>
      <text:list xml:id="list172501546294532" text:continue-numbering="true" text:style-name="WW8Num1">
        <text:list-item>
          <text:list>
            <text:list-item>
              <text:p text:style-name="P18">3.1 Pour chaque fonction</text:p>
              <text:list>
                <text:list-item>
                  <text:p text:style-name="P22">3.1.1 Solution proposée</text:p>
                </text:list-item>
              </text:list>
            </text:list-item>
          </text:list>
        </text:list-item>
      </text:list>
      <text:p text:style-name="P23"><text:span text:style-name="T5">Tâches à réaliser pour la solution -&gt; </text:span><text:span text:style-name="T4">WBS</text:span></text:p>
      <text:p text:style-name="P23"><text:span text:style-name="T4">Diagramme de séquence</text:span><text:span text:style-name="T5"> basée sur le diagramme de classe métier et sur les scénarios des cas d’utilisation (cf. section 2)</text:span></text:p>
      <text:p text:style-name="P23"><text:span text:style-name="T4">Jalon </text:span><text:span text:style-name="T5">: date à laquelle la fonction doit être livrée.</text:span></text:p>
      <text:list xml:id="list172501896393237" text:continue-numbering="true" text:style-name="WW8Num1">
        <text:list-item>
          <text:list>
            <text:list-item>
              <text:list>
                <text:list-item>
                  <text:p text:style-name="P20">3.1.2 Niveau atteint pour chaque critère d’appréciation de cette fonction et modalités de contrôle</text:p>
                </text:list-item>
                <text:list-item>
                  <text:p text:style-name="P21">3.1.3 Part du prix attribué à chaque fonction</text:p>
                </text:list-item>
              </text:list>
            </text:list-item>
            <text:list-item>
              <text:p text:style-name="P19">3.2 Pour l’ensemble du produit</text:p>
              <text:list>
                <text:list-item>
                  <text:p text:style-name="P21">3.2.1 Prix de la réalisation de la version de base</text:p>
                </text:list-item>
                <text:list-item>
                  <text:p text:style-name="P21">3.2.2 Options et variantes proposées non retenues au cahier des charges</text:p>
                </text:list-item>
                <text:list-item>
                  <text:p text:style-name="P21">3.2.3 Mesures prises pour respecter les contraintes et leurs conséquences économiques</text:p>
                </text:list-item>
                <text:list-item>
                  <text:p text:style-name="P21">3.2.4 Outils d’installation, de maintenance … à prévoir</text:p>
                </text:list-item>
                <text:list-item>
                  <text:p text:style-name="P21"><text:soft-page-break/>3.2.5 Décomposition en modules, sous-ensembles</text:p>
                </text:list-item>
                <text:list-item>
                  <text:p text:style-name="P21">3.2.6 Prévisions de fiabilité</text:p>
                </text:list-item>
                <text:list-item>
                  <text:p text:style-name="P22">3.2.7 Perspectives d’évolution technologique</text:p>
                </text:list-item>
              </text:list>
            </text:list-item>
          </text:list>
        </text:list-item>
      </text:list>
      <text:p text:style-name="P13"/>
      <text:p text:style-name="P13"/>
      <text:p text:style-name="P13"/>
      <text:p text:style-name="P13">Le planning ne fait pas partie de la norme car sa décomposition n’importe pas au client. Il n’est intéressé que par les jalons qui ponctuent la réalisation des différentes fonctionnalités.</text:p>
      <text:p text:style-name="P13">Nous placerons donc les diagrammes de Gantt et PERT en annex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20%" fo:orphans="2" fo:widows="2" style:writing-mode="lr-tb"/>
      <style:text-properties fo:color="#5a5a5a" style:font-name="Calibri" fo:font-family="Calibri" style:font-family-generic="swiss" style:font-pitch="variable" fo:font-size="10pt" fo:language="en" fo:country="US"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en" style:country-complex="US"/>
    </style:style>
    <style:style style:name="Heading" style:family="paragraph" style:next-style-name="Standard" style:class="text">
      <style:paragraph-properties fo:margin-top="0cm" fo:margin-bottom="0.282cm" style:contextual-spacing="true" fo:orphans="2" fo:widows="2"/>
      <style:text-properties fo:font-variant="small-caps" fo:color="#17365d" style:font-name="Cambria" fo:font-family="Cambria" style:font-family-generic="roman" style:font-pitch="variable" fo:font-size="36pt" fo:letter-spacing="0.009cm" fo:language="en" fo:country="US" style:font-name-asian="Times New Roman" style:font-family-asian="'Times New Roman'" style:font-family-generic-asian="roman" style:font-pitch-asian="variable" style:font-size-asian="36pt" style:font-name-complex="Cambria" style:font-family-complex="Cambria" style:font-family-generic-complex="roman" style:font-pitch-complex="variable" style:font-size-complex="36pt" style:language-complex="en" style:country-complex="US"/>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variant="small-caps" fo:color="#1f497d" fo:font-size="9pt" fo:letter-spacing="0.018cm"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706cm" fo:margin-bottom="0.106cm" style:contextual-spacing="true" fo:line-height="100%"/>
      <style:text-properties fo:font-variant="small-caps" fo:color="#0f243e" style:font-name="Cambria" fo:font-family="Cambria" style:font-family-generic="roman" style:font-pitch="variable" fo:font-size="16pt" fo:letter-spacing="0.035cm"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212cm" fo:margin-bottom="0.106cm" style:contextual-spacing="true" fo:line-height="100%"/>
      <style:text-properties fo:font-variant="small-caps" fo:color="#17365d" style:font-name="Cambria" fo:font-family="Cambria" style:font-family-generic="roman" style:font-pitch="variable" fo:font-size="14pt" fo:letter-spacing="0.035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12cm" fo:margin-bottom="0.106cm" style:contextual-spacing="true" fo:line-height="100%"/>
      <style:text-properties fo:font-variant="small-caps" fo:color="#1f497d" style:font-name="Cambria" fo:font-family="Cambria" style:font-family-generic="roman" style:font-pitch="variable" fo:font-size="12pt" fo:letter-spacing="0.035cm"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353cm" fo:margin-bottom="0.176cm" style:contextual-spacing="true" fo:line-height="100%"/>
      <style:text-properties fo:font-variant="small-caps" fo:color="#3071c3" style:font-name="Cambria" fo:font-family="Cambria" style:font-family-generic="roman" style:font-pitch="variable" fo:letter-spacing="0.035cm"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353cm" fo:margin-bottom="0.176cm" style:contextual-spacing="true" fo:line-height="100%"/>
      <style:text-properties fo:font-variant="small-caps" fo:color="#3071c3" style:font-name="Cambria" fo:font-family="Cambria" style:font-family-generic="roman" style:font-pitch="variable" fo:letter-spacing="0.035cm"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176cm" style:contextual-spacing="true"/>
      <style:text-properties fo:font-variant="small-caps" fo:color="#938953" style:font-name="Cambria" fo:font-family="Cambria" style:font-family-generic="roman" style:font-pitch="variable" fo:letter-spacing="0.035cm"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353cm" fo:margin-bottom="0.176cm" style:contextual-spacing="true" fo:line-height="100%"/>
      <style:text-properties fo:font-variant="small-caps" fo:color="#938953" style:font-name="Cambria" fo:font-family="Cambria" style:font-family-generic="roman" style:font-pitch="variable" fo:font-size="8pt" fo:letter-spacing="0.035cm"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font-size-complex="8pt" style:font-weight-complex="bold"/>
    </style:style>
    <style:style style:name="Heading_20_8" style:display-name="Heading 8" style:family="paragraph" style:parent-style-name="Standard" style:next-style-name="Standard" style:default-outline-level="8" style:class="text">
      <style:paragraph-properties fo:margin-top="0.353cm" fo:margin-bottom="0.106cm" style:contextual-spacing="true" fo:line-height="100%"/>
      <style:text-properties fo:font-variant="small-caps" fo:color="#938953" style:font-name="Cambria" fo:font-family="Cambria" style:font-family-generic="roman" style:font-pitch="variable" fo:font-size="8pt" fo:letter-spacing="0.035cm"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font-size-complex="8pt"/>
    </style:style>
    <style:style style:name="Heading_20_9" style:display-name="Heading 9" style:family="paragraph" style:parent-style-name="Standard" style:next-style-name="Standard" style:default-outline-level="9" style:class="text">
      <style:paragraph-properties fo:margin-top="0.353cm" fo:margin-bottom="0.106cm" style:contextual-spacing="true" fo:line-height="100%"/>
      <style:text-properties fo:font-variant="small-caps" fo:color="#938953" style:font-name="Cambria" fo:font-family="Cambria" style:font-family-generic="roman" style:font-pitch="variable" fo:font-size="8pt" fo:letter-spacing="0.035cm"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Paragraphe_20_de_20_liste" style:display-name="Paragraphe de liste" style:family="paragraph" style:parent-style-name="Standard">
      <style:paragraph-properties fo:margin-left="1.27cm" fo:margin-right="0cm" fo:margin-top="0cm" fo:margin-bottom="0.282cm" style:contextual-spacing="true" fo:text-indent="0cm" style:auto-text-indent="false"/>
    </style:style>
    <style:style style:name="Subtitle" style:family="paragraph" style:next-style-name="Standard" style:class="chapter">
      <style:paragraph-properties fo:margin-top="0cm" fo:margin-bottom="1.058cm" style:contextual-spacing="false" fo:orphans="2" fo:widows="2"/>
      <style:text-properties fo:font-variant="small-caps" fo:color="#938953" style:font-name="Calibri" fo:font-family="Calibri" style:font-family-generic="swiss" style:font-pitch="variable" fo:font-size="14pt" fo:letter-spacing="0.009cm"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en" style:country-complex="US"/>
    </style:style>
    <style:style style:name="Sans_20_interligne" style:display-name="Sans interligne" style:family="paragraph" style:parent-style-name="Standard">
      <style:paragraph-properties fo:margin-top="0cm" fo:margin-bottom="0cm" style:contextual-spacing="false" fo:line-height="100%"/>
    </style:style>
    <style:style style:name="Quotations" style:family="paragraph" style:parent-style-name="Standard" style:next-style-name="Standard" style:class="html">
      <style:text-properties fo:font-style="italic" style:font-style-asian="italic" style:font-style-complex="italic"/>
    </style:style>
    <style:style style:name="Citation_20_intense" style:display-name="Citation intense" style:family="paragraph" style:parent-style-name="Standard" style:next-style-name="Standard">
      <style:paragraph-properties fo:margin-left="4.42cm" fo:margin-right="0.762cm" fo:line-height="125%" fo:text-indent="0cm" style:auto-text-indent="false"/>
      <style:text-properties fo:font-variant="small-cap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En-tête_20_de_20_table_20_des_20_matières" style:display-name="En-tête de table des matières" style:family="paragraph" style:parent-style-name="Heading_20_1" style:next-style-name="Standard"/>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Symbol" fo:font-family="Symbol"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Symbol" style:font-family-complex="Symbol" style:font-family-generic-complex="roman" style:font-pitch-complex="variable" style:font-size-complex="11pt" style:language-complex="ar" style:country-complex="SA"/>
    </style:style>
    <style:style style:name="Police_20_par_20_défaut" style:display-name="Police par défaut" style:family="text"/>
    <style:style style:name="Titre_20_1_20_Car" style:display-name="Titre 1 Car" style:family="text">
      <style:text-properties fo:font-variant="small-caps" fo:color="#0f243e" style:font-name="Cambria" fo:font-family="Cambria" style:font-family-generic="roman" style:font-pitch="variable" fo:font-size="16pt" fo:letter-spacing="0.035cm"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text-properties fo:font-variant="small-caps" fo:color="#17365d" style:font-name="Cambria" fo:font-family="Cambria" style:font-family-generic="roman" style:font-pitch="variable" fo:font-size="14pt" fo:letter-spacing="0.035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3_20_Car" style:display-name="Titre 3 Car" style:family="text">
      <style:text-properties fo:font-variant="small-caps" fo:color="#1f497d" style:font-name="Cambria" fo:font-family="Cambria" style:font-family-generic="roman" style:font-pitch="variable" fo:font-size="12pt" fo:letter-spacing="0.035cm"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Car" style:display-name="Titre Car" style:family="text">
      <style:text-properties fo:font-variant="small-caps" fo:color="#17365d" style:font-name="Cambria" fo:font-family="Cambria" style:font-family-generic="roman" style:font-pitch="variable" fo:font-size="36pt" fo:letter-spacing="0.009cm" style:font-name-asian="Times New Roman" style:font-family-asian="'Times New Roman'" style:font-family-generic-asian="roman" style:font-pitch-asian="variable" style:font-size-asian="36pt" style:font-name-complex="Times New Roman" style:font-family-complex="'Times New Roman'" style:font-family-generic-complex="roman" style:font-pitch-complex="variable" style:font-size-complex="36pt"/>
    </style:style>
    <style:style style:name="Titre_20_4_20_Car" style:display-name="Titre 4 Car" style:family="text">
      <style:text-properties fo:font-variant="small-caps" fo:color="#3071c3" style:font-name="Cambria" fo:font-family="Cambria" style:font-family-generic="roman" style:font-pitch="variable" fo:letter-spacing="0.035cm"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5_20_Car" style:display-name="Titre 5 Car" style:family="text">
      <style:text-properties fo:font-variant="small-caps" fo:color="#3071c3" style:font-name="Cambria" fo:font-family="Cambria" style:font-family-generic="roman" style:font-pitch="variable" fo:letter-spacing="0.035cm"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text-properties fo:font-variant="small-caps" fo:color="#938953" style:font-name="Cambria" fo:font-family="Cambria" style:font-family-generic="roman" style:font-pitch="variable" fo:letter-spacing="0.035cm"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text-properties fo:font-variant="small-caps" fo:color="#938953" style:font-name="Cambria" fo:font-family="Cambria" style:font-family-generic="roman" style:font-pitch="variable" fo:font-size="8pt" fo:letter-spacing="0.035cm"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font-size-complex="8pt" style:font-weight-complex="bold"/>
    </style:style>
    <style:style style:name="Titre_20_8_20_Car" style:display-name="Titre 8 Car" style:family="text">
      <style:text-properties fo:font-variant="small-caps" fo:color="#938953" style:font-name="Cambria" fo:font-family="Cambria" style:font-family-generic="roman" style:font-pitch="variable" fo:font-size="8pt" fo:letter-spacing="0.035cm"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font-size-complex="8pt"/>
    </style:style>
    <style:style style:name="Titre_20_9_20_Car" style:display-name="Titre 9 Car" style:family="text">
      <style:text-properties fo:font-variant="small-caps" fo:color="#938953" style:font-name="Cambria" fo:font-family="Cambria" style:font-family-generic="roman" style:font-pitch="variable" fo:font-size="8pt" fo:letter-spacing="0.035cm"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font-variant="small-caps" fo:color="#938953" fo:font-size="14pt" fo:letter-spacing="0.009cm" style:font-size-asian="14pt" style:font-size-complex="14pt"/>
    </style:style>
    <style:style style:name="Strong_20_Emphasis" style:display-name="Strong Emphasis" style:family="text">
      <style:text-properties fo:letter-spacing="normal" fo:font-weight="bold" style:font-weight-asian="bold" style:font-weight-complex="bold"/>
    </style:style>
    <style:style style:name="Emphasis" style:family="text">
      <style:text-properties fo:font-variant="small-caps" fo:color="#5a5a5a" style:text-line-through-style="none" style:text-line-through-type="none" style:text-position="0% 100%" fo:letter-spacing="0.035cm" fo:font-weight="bold" style:letter-kerning="true" style:font-weight-asian="bold" style:font-weight-complex="bold"/>
    </style:style>
    <style:style style:name="Citation_20_Car" style:display-name="Citation Car" style:family="text">
      <style:text-properties fo:color="#5a5a5a" fo:font-size="10pt" fo:font-style="italic" style:font-size-asian="10pt" style:font-style-asian="italic" style:font-size-complex="10pt" style:font-style-complex="italic"/>
    </style:style>
    <style:style style:name="Citation_20_intense_20_Car" style:display-name="Citation intense Car" style:family="text">
      <style:text-properties fo:font-variant="small-caps" fo:color="#365f91"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mphase_20_pâle" style:display-name="Emphase pâle" style:family="text">
      <style:text-properties fo:font-variant="small-caps" fo:color="#5a5a5a" style:text-line-through-style="none" style:text-line-through-type="none" style:text-position="0% 100%"/>
    </style:style>
    <style:style style:name="Emphase_20_intense" style:display-name="Emphase intense" style:family="text">
      <style:text-properties fo:font-variant="small-caps" fo:color="#4f81bd" fo:letter-spacing="0.071cm" fo:font-weight="bold" style:font-weight-asian="bold" style:font-weight-complex="bold"/>
    </style:style>
    <style:style style:name="Référence_20_pâle" style:display-name="Référence pâle" style:family="text">
      <style:text-properties fo:font-variant="small-caps" fo:color="#5a5a5a" style:font-name="Cambria" fo:font-family="Cambria" style:font-family-generic="roman" style:font-pitch="variable" fo:letter-spacing="0.035cm"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Référence_20_intense" style:display-name="Référence intense" style:family="text">
      <style:text-properties fo:font-variant="small-caps" fo:color="#17365d" style:font-name="Cambria" fo:font-family="Cambria" style:font-family-generic="roman" style:font-pitch="variable" fo:letter-spacing="0.035cm"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du_20_livre" style:display-name="Titre du livre" style:family="text">
      <style:text-properties fo:font-variant="small-caps" fo:color="#17365d" style:font-name="Cambria" fo:font-family="Cambria" style:font-family-generic="roman" style:font-pitch="variable" fo:letter-spacing="0.018cm"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text-properties fo:color="#5a5a5a"/>
    </style:style>
    <style:style style:name="Pied_20_de_20_page_20_Car" style:display-name="Pied de page Car" style:family="text">
      <style:text-properties fo:color="#5a5a5a"/>
    </style:style>
    <style:style style:name="Texte_20_de_20_bulles_20_Car" style:display-name="Texte de bulles Car" style:family="text">
      <style:text-properties fo:color="#5a5a5a"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 style:family="table">
      <style:table-properties style:width="13.173cm" table:align="left" style:writing-mode="lr-tb"/>
    </style:style>
    <style:style style:name="Tableau2.A" style:family="table-column">
      <style:table-column-properties style:column-width="3.191cm"/>
    </style:style>
    <style:style style:name="Tableau2.B" style:family="table-column">
      <style:table-column-properties style:column-width="9.982cm"/>
    </style:style>
    <style:style style:name="Tableau2.1" style:family="table-row">
      <style:table-row-properties style:min-row-height="0.478cm"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text-properties fo:language="fr" fo:country="FR" style:language-asian="fr" style:country-asian="FR"/>
    </style:style>
    <style:style style:name="MP2" style:family="paragraph" style:parent-style-name="Standard">
      <style:paragraph-properties fo:text-align="end" style:justify-single-word="false"/>
      <style:text-properties style:font-name="Arial" fo:font-size="9pt" fo:font-weight="bold" style:font-size-asian="9pt" style:font-weight-asian="bold" style:font-name-complex="Arial"/>
    </style:style>
    <style:style style:name="MP3" style:family="paragraph" style:parent-style-name="Standard">
      <style:paragraph-properties style:snap-to-layout-grid="false"/>
      <style:text-properties style:font-name="Arial" fo:font-size="9pt" officeooo:rsid="0003410d" officeooo:paragraph-rsid="0003410d" style:font-size-asian="9pt" style:font-name-complex="Arial"/>
    </style:style>
    <style:style style:name="MP4" style:family="paragraph" style:parent-style-name="Standard">
      <style:paragraph-properties fo:text-align="justify" style:justify-single-word="false" style:snap-to-layout-grid="false"/>
      <style:text-properties style:font-name="Arial" fo:font-size="9pt" officeooo:rsid="0003410d" officeooo:paragraph-rsid="0003410d" style:font-size-asian="9pt" style:font-name-complex="Arial"/>
    </style:style>
    <style:style style:name="Mfr1" style:family="graphic" style:parent-style-name="Frame">
      <style:graphic-properties fo:margin-left="0.249cm" fo:margin-right="0.249cm" style:wrap="parallel"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01cm" fo:margin-left="1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75cm" fo:margin-bottom="3.651cm" style:dynamic-spacing="true"/>
      </style:header-style>
      <style:footer-style/>
    </style:page-layout>
  </office:automatic-styles>
  <office:master-styles>
    <style:master-page style:name="Standard" style:page-layout-name="Mpm1">
      <style:header>
        <text:p text:style-name="MP1"><draw:frame draw:style-name="Mfr1" draw:name="Cadre2" text:anchor-type="paragraph" svg:x="1.475cm" svg:y="0.954cm" svg:width="13.173cm" draw:z-index="4"><draw:text-box fo:min-height="0.058cm"><table:table table:name="Tableau2" table:style-name="Tableau2"><table:table-column table:style-name="Tableau2.A"/><table:table-column table:style-name="Tableau2.B"/><table:table-row table:style-name="Tableau2.1"><table:table-cell table:style-name="Tableau2.A1" office:value-type="string"><text:p text:style-name="MP2">Réf. Projet</text:p></table:table-cell><table:table-cell table:style-name="Tableau2.B1" office:value-type="string"><text:p text:style-name="MP3">NAPPLI</text:p></table:table-cell></table:table-row><table:table-row table:style-name="Tableau2.1"><table:table-cell table:style-name="Tableau2.A1" office:value-type="string"><text:p text:style-name="MP2">Désignation Projet</text:p></table:table-cell><table:table-cell table:style-name="Tableau2.B1" office:value-type="string"><text:p text:style-name="MP3">Projet License Pro. SIL Programmation 1</text:p></table:table-cell></table:table-row><table:table-row table:style-name="Tableau2.1"><table:table-cell table:style-name="Tableau2.A1" office:value-type="string"><text:p text:style-name="MP2">Date d’émission</text:p></table:table-cell><table:table-cell table:style-name="Tableau2.B1" office:value-type="string"><text:p text:style-name="MP4">27/10/2015</text:p></table:table-cell></table:table-row><table:table-row table:style-name="Tableau2.1"><table:table-cell table:style-name="Tableau2.A1" office:value-type="string"><text:p text:style-name="MP2">Version</text:p></table:table-cell><table:table-cell table:style-name="Tableau2.B1" office:value-type="string"><text:p text:style-name="MP4">1.0</text:p></table:table-cell></table:table-row></table:table></draw:text-box></draw:frame><draw:frame draw:style-name="Mfr2" draw:name="Image 1" text:anchor-type="char" svg:x="14.411cm" svg:y="-0.601cm" svg:width="3.875cm" svg:height="3.279cm" draw:z-index="8"><draw:image xlink:href="Pictures/10000201000001640000012B13F48490.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ttu-jm</meta:initial-creator>
    <meta:creation-date>2014-09-15T12:13:00</meta:creation-date>
    <dc:creator>Thibault OSMONT</dc:creator>
    <dc:date>2015-10-06T17:25:01.192251448</dc:date>
    <meta:editing-cycles>2</meta:editing-cycles>
    <meta:editing-duration>P15824DT17H31M44S</meta:editing-duration>
    <meta:document-statistic meta:table-count="2" meta:image-count="1" meta:object-count="0" meta:page-count="4" meta:paragraph-count="73" meta:word-count="705" meta:character-count="4481" meta:non-whitespace-character-count="3889"/>
    <meta:generator>LibreOffice/4.2.8.2$Linux_X86_64 LibreOffice_project/420m0$Build-2</meta:generator>
  </office:meta>
</office:document-meta>
</file>